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64.15pt"/>
    </style:style>
    <style:style style:name="co49" style:family="table-column">
      <style:table-column-properties fo:break-before="auto" style:column-width="97.6pt"/>
    </style:style>
    <style:style style:name="co50" style:family="table-column">
      <style:table-column-properties fo:break-before="auto" style:column-width="49.35pt"/>
    </style:style>
    <style:style style:name="co51" style:family="table-column">
      <style:table-column-properties fo:break-before="auto" style:column-width="216.45pt"/>
    </style:style>
    <style:style style:name="co52" style:family="table-column">
      <style:table-column-properties fo:break-before="auto" style:column-width="54.91pt"/>
    </style:style>
    <style:style style:name="co53" style:family="table-column">
      <style:table-column-properties fo:break-before="auto" style:column-width="82.26pt"/>
    </style:style>
    <style:style style:name="co54" style:family="table-column">
      <style:table-column-properties fo:break-before="auto" style:column-width="44.19pt"/>
    </style:style>
    <style:style style:name="co55" style:family="table-column">
      <style:table-column-properties fo:break-before="auto" style:column-width="98.84pt"/>
    </style:style>
    <style:style style:name="co56" style:family="table-column">
      <style:table-column-properties fo:break-before="auto" style:column-width="122.06pt"/>
    </style:style>
    <style:style style:name="co57" style:family="table-column">
      <style:table-column-properties fo:break-before="auto" style:column-width="120.84pt"/>
    </style:style>
    <style:style style:name="co58" style:family="table-column">
      <style:table-column-properties fo:break-before="auto" style:column-width="145.76pt"/>
    </style:style>
    <style:style style:name="co59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131">
      <style:table-cell-properties style:rotation-align="none"/>
    </style:style>
    <style:style style:name="ce38" style:family="table-cell" style:parent-style-name="Default" style:data-style-name="N13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 style:data-style-name="N131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30"/>
    <style:style style:name="ce46" style:family="table-cell" style:parent-style-name="Default" style:data-style-name="N124">
      <style:table-cell-properties style:rotation-align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49" table:default-cell-style-name="ce26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ce18"/>
        <table:table-column table:style-name="co53" table:default-cell-style-name="Default"/>
        <table:table-column table:style-name="co54" table:default-cell-style-name="ce18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Yelp Rating</text:p>
          </table:table-cell>
          <table:table-cell table:style-name="ce6" office:value-type="string" calcext:value-type="string">
            <text:p># of Yelp 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table:style-name="ce29" office:value-type="float" office:value="2.1" calcext:value-type="float">
            <text:p>2.1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table:style-name="ce29" office:value-type="float" office:value="4" calcext:value-type="float">
            <text:p>4.0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table:style-name="ce29" office:value-type="float" office:value="3.2" calcext:value-type="float">
            <text:p>3.2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O5:.P5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table:style-name="ce29" office:value-type="float" office:value="3.4" calcext:value-type="float">
            <text:p>3.4</text:p>
          </table:table-cell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O6:.P6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table:style-name="ce29" office:value-type="float" office:value="3.6" calcext:value-type="float">
            <text:p>3.6</text:p>
          </table:table-cell>
          <table:table-cell table:style-name="ce21" office:value-type="float" office:value="14" calcext:value-type="float">
            <text:p>14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7:.P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style-name="ce29"/>
          <table:table-cell table:style-name="ce21"/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O8:.P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7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6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O11:.P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table:style-name="ce29" office:value-type="float" office:value="2.6" calcext:value-type="float">
            <text:p>2.6</text:p>
          </table:table-cell>
          <table:table-cell table:style-name="ce21" office:value-type="float" office:value="8" calcext:value-type="float">
            <text:p>8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O12:.P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table:style-name="ce29" office:value-type="float" office:value="3.6" calcext:value-type="float">
            <text:p>3.6</text:p>
          </table:table-cell>
          <table:table-cell table:style-name="ce21" office:value-type="float" office:value="42" calcext:value-type="float">
            <text:p>4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O13:.P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table:style-name="ce29" office:value-type="float" office:value="3.6" calcext:value-type="float">
            <text:p>3.6</text:p>
          </table:table-cell>
          <table:table-cell table:style-name="ce21" office:value-type="float" office:value="31" calcext:value-type="float">
            <text:p>3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O14:.P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7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6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O15:.P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7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7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6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O16:.P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7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7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6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O17:.P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style-name="ce38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3" table:number-columns-repeated="2"/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0:.P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style-name="ce38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3" table:number-columns-repeated="2"/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O21:.P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style-name="ce38" office:value-type="float" office:value="2" calcext:value-type="float">
            <text:p>2.0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table:number-columns-repeated="3"/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O22:.P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 table:number-columns-repeated="3"/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O23:.P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5" table:number-columns-repeated="3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O24:.P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table:style-name="ce26" table:number-columns-repeated="2"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O27:.P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table:style-name="ce26" table:number-columns-repeated="2"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O28:.P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9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39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table:number-columns-repeated="2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O29:.P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table:style-name="ce26" table:number-columns-repeated="2"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O30:.P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table:style-name="ce26" table:number-columns-repeated="2"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O31:.P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6"/>
          <table:table-cell table:style-name="ce26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6"/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38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8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3" table:number-columns-repeated="2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O34:.P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38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8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3" table:number-columns-repeated="2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O35:.P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8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3" table:number-columns-repeated="2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O36:.P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30" table:default-cell-style-name="ce8"/>
        <table:table-column table:style-name="co59" table:default-cell-style-name="ce8"/>
        <table:table-column table:style-name="co30" table:default-cell-style-name="ce8"/>
        <table:table-column table:style-name="co30" table:default-cell-style-name="ce19"/>
        <table:table-column table:style-name="co30" table:default-cell-style-name="ce22"/>
        <table:table-column table:style-name="co30" table:default-cell-style-name="ce19"/>
        <table:table-column table:style-name="co30" table:default-cell-style-name="ce8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070" calcext:value-type="currency">
            <text:p>$1,07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345" calcext:value-type="currency">
            <text:p>$1,34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995" calcext:value-type="float">
            <text:p>995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84" calcext:value-type="currency">
            <text:p>$1,384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408" calcext:value-type="currency">
            <text:p>$1,408</text:p>
          </table:table-cell>
          <table:table-cell office:value-type="float" office:value="912" calcext:value-type="float">
            <text:p>912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505" calcext:value-type="currency">
            <text:p>$1,505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639" calcext:value-type="currency">
            <text:p>$1,63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950" calcext:value-type="currency">
            <text:p>$1,950</text:p>
          </table:table-cell>
          <table:table-cell office:value-type="float" office:value="1181" calcext:value-type="float">
            <text:p>1,18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155" calcext:value-type="currency">
            <text:p>$2,155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02:34:09.974203790</dc:date>
    <meta:editing-duration>P14DT20H32M4S</meta:editing-duration>
    <meta:editing-cycles>204</meta:editing-cycles>
    <meta:generator>LibreOffice/5.1.6.2$Linux_X86_64 LibreOffice_project/10m0$Build-2</meta:generator>
    <meta:document-statistic meta:table-count="5" meta:cell-count="4428" meta:object-count="0"/>
  </office:meta>
</office:document-meta>
</file>